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17961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06dc67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Microsoft New Tai Lue" fo:language="en" fo:country="GB" officeooo:rsid="0006dc67" officeooo:paragraph-rsid="0006dc67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7961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f225e" officeooo:paragraph-rsid="001477b5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7b303" officeooo:paragraph-rsid="0007b303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0b6f5" officeooo:paragraph-rsid="0009e23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c84a3" officeooo:paragraph-rsid="000c84a3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688a" officeooo:paragraph-rsid="0015688a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00%" fo:text-align="end" style:justify-single-word="false"/>
      <style:text-properties style:font-name="Microsoft New Tai Lue" fo:font-size="12pt" fo:language="en" fo:country="GB" style:text-underline-style="none" fo:font-weight="normal" officeooo:rsid="001970b5" officeooo:paragraph-rsid="0019f454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9f454" officeooo:paragraph-rsid="0019f45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Microsoft New Tai Lue" fo:font-size="12pt" fo:language="en" fo:country="GB" style:text-underline-style="solid" style:text-underline-width="auto" style:text-underline-color="font-color" fo:font-weight="normal" officeooo:rsid="000f225e" officeooo:paragraph-rsid="000f225e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17961f" officeooo:paragraph-rsid="0017961f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ee46e" officeooo:paragraph-rsid="0006dc67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00%" fo:text-align="justify" style:justify-single-word="false"/>
      <style:text-properties style:font-name="Microsoft New Tai Lue" fo:font-size="14pt" fo:language="en" fo:country="GB" style:text-underline-style="solid" style:text-underline-width="auto" style:text-underline-color="font-color" fo:font-weight="normal" officeooo:rsid="0007b303" officeooo:paragraph-rsid="0007b303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00%" fo:text-align="center" style:justify-single-word="false"/>
      <style:text-properties style:font-name="Microsoft New Tai Lue" fo:font-size="18pt" fo:language="en" fo:country="GB" style:text-underline-style="none" fo:font-weight="normal" officeooo:rsid="000f225e" officeooo:paragraph-rsid="0017961f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line-height="100%" fo:text-align="justify" style:justify-single-word="false"/>
      <style:text-properties fo:font-size="14pt" style:text-underline-style="solid" style:text-underline-width="auto" style:text-underline-color="font-color" fo:font-weight="normal" officeooo:rsid="000f225e" officeooo:paragraph-rsid="001477b5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8ded2" officeooo:paragraph-rsid="0008ded2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9e23e" officeooo:paragraph-rsid="0009e23e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size="12pt" style:text-underline-style="none" fo:font-weight="normal" officeooo:rsid="000a3ab7" officeooo:paragraph-rsid="000a3ab7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line-height="100%" fo:text-align="justify" style:justify-single-word="false"/>
      <style:text-properties style:font-name="Microsoft New Tai Lue" fo:language="en" fo:country="GB" fo:font-weight="bold" officeooo:rsid="0006dc67" officeooo:paragraph-rsid="0006dc67" style:font-weight-asian="bold" style:font-weight-complex="bold"/>
    </style:style>
    <style:style style:name="P27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0aca18" officeooo:paragraph-rsid="001477b5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77b5" officeooo:paragraph-rsid="001477b5" style:font-size-asian="12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4894b" officeooo:paragraph-rsid="0014894b" style:font-size-asian="12pt" style:font-weight-asian="normal" style:font-size-complex="12pt" style:font-weight-complex="normal"/>
    </style:style>
    <style:style style:name="P30" style:family="paragraph" style:parent-style-name="Text_20_body" style:list-style-name="L2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55579" officeooo:paragraph-rsid="00155579" style:font-size-asian="12pt" style:font-weight-asian="normal" style:font-size-complex="12pt" style:font-weight-complex="normal"/>
    </style:style>
    <style:style style:name="P31" style:family="paragraph" style:parent-style-name="Text_20_body" style:list-style-name="L3">
      <style:paragraph-properties fo:line-height="100%" fo:text-align="justify" style:justify-single-word="false"/>
      <style:text-properties style:font-name="Microsoft New Tai Lue" fo:font-size="12pt" fo:language="en" fo:country="GB" style:text-underline-style="none" fo:font-weight="normal" officeooo:rsid="0017961f" officeooo:paragraph-rsid="0017961f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line-height="100%" fo:text-align="justify" style:justify-single-word="false"/>
      <style:text-properties fo:font-weight="normal" officeooo:rsid="0006dc67" officeooo:paragraph-rsid="0006dc67" style:font-weight-asian="normal" style:font-weight-complex="normal"/>
    </style:style>
    <style:style style:name="T1" style:family="text">
      <style:text-properties officeooo:rsid="0006dc67"/>
    </style:style>
    <style:style style:name="T2" style:family="text">
      <style:text-properties style:font-name="Microsoft New Tai Lue" fo:language="en" fo:country="GB"/>
    </style:style>
    <style:style style:name="T3" style:family="text">
      <style:text-properties style:font-name="Microsoft New Tai Lue" fo:language="en" fo:country="GB" style:text-underline-style="solid" style:text-underline-width="auto" style:text-underline-color="font-color"/>
    </style:style>
    <style:style style:name="T4" style:family="text">
      <style:text-properties style:font-name="Microsoft New Tai Lue" fo:language="en" fo:country="GB" fo:font-weight="bold" style:font-weight-asian="bold" style:font-weight-complex="bold"/>
    </style:style>
    <style:style style:name="T5" style:family="text">
      <style:text-properties style:font-name="Microsoft New Tai Lue" fo:language="en" fo:country="GB" fo:font-weight="bold" officeooo:rsid="000cfe0a" style:font-weight-asian="bold" style:font-weight-complex="bold"/>
    </style:style>
    <style:style style:name="T6" style:family="text">
      <style:text-properties style:font-name="Microsoft New Tai Lue" fo:language="en" fo:country="GB" officeooo:rsid="0009e23e"/>
    </style:style>
    <style:style style:name="T7" style:family="text">
      <style:text-properties style:font-name="Microsoft New Tai Lue" fo:language="en" fo:country="GB" officeooo:rsid="000a3ab7"/>
    </style:style>
    <style:style style:name="T8" style:family="text">
      <style:text-properties style:font-name="Microsoft New Tai Lue" fo:language="en" fo:country="GB" officeooo:rsid="000aca18"/>
    </style:style>
    <style:style style:name="T9" style:family="text">
      <style:text-properties style:font-name="Microsoft New Tai Lue" fo:language="en" fo:country="GB" officeooo:rsid="000cfe0a"/>
    </style:style>
    <style:style style:name="T10" style:family="text">
      <style:text-properties style:font-name="Microsoft New Tai Lue" fo:language="en" fo:country="GB" officeooo:rsid="0010b6f5"/>
    </style:style>
    <style:style style:name="T11" style:family="text">
      <style:text-properties style:font-name="Microsoft New Tai Lue" fo:language="en" fo:country="GB" officeooo:rsid="0013a951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0aca1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dc67" style:font-weight-asian="bold" style:font-weight-complex="bold"/>
    </style:style>
    <style:style style:name="T17" style:family="text">
      <style:text-properties officeooo:rsid="001970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UM02</text:span> </text:p>
      <text:p text:style-name="P1"><text:span text:style-name="T1">Visualization</text:span> </text:p>
      <text:p text:style-name="P2"/>
      <text:p text:style-name="P19"><text:span text:style-name="T1">Generalities</text:span>: </text:p>
      <text:p text:style-name="P4">Data → information <text:span text:style-name="T12">→ </text:span>Visualization</text:p>
      <text:p text:style-name="P4"><text:span text:style-name="T12">→</text:span> different school / goal:</text:p>
      <text:list xml:id="list3441466093" text:style-name="L1">
        <text:list-item>
          <text:p text:style-name="P26">communication</text:p>
          <text:p text:style-name="P32"><text:span text:style-name="T2">Semiology (Umberto Eco, </text:span><text:span text:style-name="T3">Lector in fabula</text:span><text:span text:style-name="T2">)</text:span></text:p>
        </text:list-item>
        <text:list-item>
          <text:p text:style-name="P26">exploration</text:p>
        </text:list-item>
      </text:list>
      <text:p text:style-name="P3"/>
      <text:p text:style-name="P22"><text:span text:style-name="T8">B</text:span><text:span text:style-name="T2">ad or good habits:</text:span></text:p>
      <text:p text:style-name="P8">No pies chart for quantity:<text:span text:style-name="T13"> </text:span>Stephen Few, <text:span text:style-name="T14">Save the pies for dessert</text:span></text:p>
      <text:p text:style-name="P3"/>
      <text:p text:style-name="P20">1969 – Bertin: Graphical Semiology:</text:p>
      <text:p text:style-name="P9">Have a bijection between the reader and the writer. </text:p>
      <text:p text:style-name="P23"><text:span text:style-name="T4">Information</text:span><text:span text:style-name="T2">: content of a thought</text:span></text:p>
      <text:p text:style-name="P23"><text:span text:style-name="T4">Invariant</text:span><text:span text:style-name="T2">: all correspondence should match an invariable one.</text:span></text:p>
      <text:p text:style-name="P23"><text:span text:style-name="T2">Understanding a complex information, define the best graphical translation, write a title (no opinion), </text:span><text:span text:style-name="T6">headline (opinion, angle for the reader)</text:span><text:span text:style-name="T2"> and a legend. </text:span></text:p>
      <text:p text:style-name="P23"><text:span text:style-name="T4">Component</text:span><text:span text:style-name="T2">: for example: time, price, quantity, </text:span><text:span text:style-name="T7">geographical space, name</text:span><text:span text:style-name="T2">… </text:span></text:p>
      <text:p text:style-name="P24"><text:span text:style-name="T4">8 variables</text:span><text:span text:style-name="T2">: Shape, size, value, grain, </text:span><text:span text:style-name="T9">colour</text:span><text:span text:style-name="T2">, orientation, x and y. </text:span></text:p>
      <text:p text:style-name="P24"><text:span text:style-name="T2">Length of the visual variable (how many you can use, for example: grey level) </text:span><text:span text:style-name="T9">and </text:span><text:span text:style-name="T10">organization level</text:span><text:span text:style-name="T9">: </text:span><text:span text:style-name="T5">ordered, quantitative, qualitative</text:span><text:span text:style-name="T9"> </text:span><text:span text:style-name="T10">(selective: this is different from, associative: this and that are like) </text:span><text:span text:style-name="T11">→ see the table</text:span></text:p>
      <text:p text:style-name="P10"/>
      <text:p text:style-name="P11">The number of visual variable should at least be equal to the number of component. 3 or less visual variable can be read as one image. 4 or more cannot. A short component is 4 or less division, a long one is more than 15. </text:p>
      <text:p text:style-name="P25"><text:span text:style-name="T4">External</text:span><text:span text:style-name="T2">: invariant (title, legend), component </text:span></text:p>
      <text:p text:style-name="P25"><text:span text:style-name="T4">Internal</text:span><text:span text:style-name="T2">: </text:span><text:span text:style-name="T8">variable used</text:span></text:p>
      <text:p text:style-name="P16"/>
      <text:p text:style-name="P17">1983 – Tufte: Graphical Display of Quantitive Information</text:p>
      <text:p text:style-name="P6">3 mistakes:</text:p>
      <text:list xml:id="list171779643" text:style-name="L2">
        <text:list-item>
          <text:p text:style-name="P27"><text:soft-page-break/>Don’t add decoration: </text:p>
          <text:p text:style-name="P28"><text:span text:style-name="T15">ink ratio</text:span> = I data/ I visualization # 1</text:p>
        </text:list-item>
        <text:list-item>
          <text:p text:style-name="P29">Try to use the real thing to represent data</text:p>
          <text:p text:style-name="P29">“<text:span text:style-name="T15">Duck</text:span>”</text:p>
        </text:list-item>
        <text:list-item>
          <text:p text:style-name="P30">How long the information should be </text:p>
          <text:p text:style-name="P30"><text:span text:style-name="T15">The lie factor</text:span> = length good proportion / length graph # 1 </text:p>
        </text:list-item>
      </text:list>
      <text:p text:style-name="P12"/>
      <text:p text:style-name="P12"/>
      <text:p text:style-name="P12"/>
      <text:p text:style-name="P21">Cognitive approach </text:p>
      <text:p text:style-name="P18"/>
      <text:p text:style-name="P18">Pre attention </text:p>
      <text:p text:style-name="P5">Before you pay attention, even if you don’t want it. </text:p>
      <text:list xml:id="list1407534771" text:style-name="L3">
        <text:list-item>
          <text:p text:style-name="P31">Focus on differences first into the series </text:p>
        </text:list-item>
      </text:list>
      <text:p text:style-name="P7"/>
      <text:p text:style-name="P7"><text:span text:style-name="T17">“A</text:span>ny line drawn on a sheet of paper, <text:span text:style-name="T17">the simplest form modelled from a piece of clay, is like a rock thrown into a pond. It upsets repose, it mobilizes space. Seeing is the perception of action.”</text:span></text:p>
      <text:p text:style-name="P14">Arnheim in <text:span text:style-name="T14">Art and Visual Perception</text:span> (Geshalt school → shape)</text:p>
      <text:p text:style-name="P13"/>
      <text:p text:style-name="P15">One direction, one gesture: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3:30:24.741000000</meta:creation-date>
    <dc:date>2018-12-03T15:56:31.710000000</dc:date>
    <meta:editing-duration>PT1H16M44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36" meta:word-count="326" meta:character-count="1942" meta:non-whitespace-character-count="1644"/>
  </office:meta>
</office:document-meta>
</file>